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598cm"/>
    </style:style>
    <style:style style:name="Tabella1.B" style:family="table-column">
      <style:table-column-properties style:column-width="13.414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868cm"/>
    </style:style>
    <style:style style:name="Tabella1.11" style:family="table-row">
      <style:table-row-properties style:min-row-height="0.757cm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4.789cm"/>
    </style:style>
    <style:style style:name="Tabella2.B" style:family="table-column">
      <style:table-column-properties style:column-width="12.22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664a" officeooo:paragraph-rsid="0017664a"/>
    </style:style>
    <style:style style:name="P2" style:family="paragraph" style:parent-style-name="Table_20_Contents">
      <style:paragraph-properties fo:text-align="center" style:justify-single-word="false"/>
      <style:text-properties officeooo:rsid="0017664a" officeooo:paragraph-rsid="0017664a"/>
    </style:style>
    <style:style style:name="P3" style:family="paragraph" style:parent-style-name="Table_20_Contents">
      <style:text-properties officeooo:rsid="00184be9" officeooo:paragraph-rsid="00184be9"/>
    </style:style>
    <style:style style:name="P4" style:family="paragraph" style:parent-style-name="Table_20_Contents">
      <style:text-properties officeooo:rsid="00185c92" officeooo:paragraph-rsid="00185c92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d38bf" officeooo:paragraph-rsid="001d38bf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d38bf" officeooo:paragraph-rsid="001d38bf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1a528c" officeooo:paragraph-rsid="001a528c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bf33e" officeooo:paragraph-rsid="001b6e26"/>
    </style:style>
    <style:style style:name="P9" style:family="paragraph" style:parent-style-name="Standard">
      <style:paragraph-properties fo:text-align="justify" style:justify-single-word="false"/>
      <style:text-properties officeooo:rsid="001b6e26" officeooo:paragraph-rsid="001b6e26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b6e26" officeooo:paragraph-rsid="001b6e26"/>
    </style:style>
    <style:style style:name="P11" style:family="paragraph" style:parent-style-name="Standard">
      <style:text-properties officeooo:rsid="001bf33e" officeooo:paragraph-rsid="001bf33e"/>
    </style:style>
    <style:style style:name="P12" style:family="paragraph" style:parent-style-name="Standard" style:list-style-name="L2">
      <style:paragraph-properties fo:text-align="justify" style:justify-single-word="false"/>
      <style:text-properties style:text-underline-style="none" officeooo:rsid="001bf33e" officeooo:paragraph-rsid="001bf33e"/>
    </style:style>
    <style:style style:name="P13" style:family="paragraph" style:parent-style-name="Standard" style:list-style-name="L2">
      <style:paragraph-properties fo:text-align="justify" style:justify-single-word="false"/>
      <style:text-properties style:text-underline-style="none" officeooo:rsid="001d38bf" officeooo:paragraph-rsid="001d38bf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bold" officeooo:rsid="001a528c" officeooo:paragraph-rsid="001a528c" style:font-weight-asian="bold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style:text-underline-style="none" officeooo:rsid="001e5a5a" officeooo:paragraph-rsid="001e5a5a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1b6e26"/>
    </style:style>
    <style:style style:name="P17" style:family="paragraph" style:parent-style-name="Table_20_Contents">
      <style:paragraph-properties fo:text-align="center" style:justify-single-word="false"/>
      <style:text-properties officeooo:rsid="001a528c" officeooo:paragraph-rsid="001a528c"/>
    </style:style>
    <style:style style:name="P18" style:family="paragraph" style:parent-style-name="Table_20_Contents">
      <style:text-properties officeooo:rsid="001d38bf" officeooo:paragraph-rsid="001d38bf"/>
    </style:style>
    <style:style style:name="P19" style:family="paragraph" style:parent-style-name="Table_20_Contents">
      <style:text-properties officeooo:rsid="001e5a5a" officeooo:paragraph-rsid="001e5a5a"/>
    </style:style>
    <style:style style:name="T1" style:family="text">
      <style:text-properties officeooo:rsid="00184be9"/>
    </style:style>
    <style:style style:name="T2" style:family="text">
      <style:text-properties officeooo:rsid="00185c92"/>
    </style:style>
    <style:style style:name="T3" style:family="text">
      <style:text-properties officeooo:rsid="001b6e26"/>
    </style:style>
    <style:style style:name="T4" style:family="text">
      <style:text-properties officeooo:rsid="001bf33e"/>
    </style:style>
    <style:style style:name="T5" style:family="text">
      <style:text-properties style:text-underline-style="solid" style:text-underline-width="auto" style:text-underline-color="font-color" officeooo:rsid="001bf33e"/>
    </style:style>
    <style:style style:name="T6" style:family="text">
      <style:text-properties officeooo:rsid="001d38bf"/>
    </style:style>
    <style:style style:name="T7" style:family="text">
      <style:text-properties officeooo:rsid="001e5a5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AGRAMMI UML</text:p>
      <text:p text:style-name="P6">(SE SCRIVO BNE LE TABELLE POSSO DARE IN IMPUT E MI SCRIVONO PARTE DEL PROGRAMMA( TIPO LE CLASSI))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s text:c="17"/>FORMICHE</text:p>
          </table:table-cell>
          <table:covered-table-cell/>
        </table:table-row>
        <table:table-row>
          <table:table-cell table:style-name="Tabella1.A2" office:value-type="string">
            <text:p text:style-name="P1">Posizione X</text:p>
          </table:table-cell>
          <table:table-cell table:style-name="Tabella1.B2" office:value-type="string">
            <text:p text:style-name="P1">Unsigned int (compreso tra 0 e 600)</text:p>
          </table:table-cell>
        </table:table-row>
        <table:table-row>
          <table:table-cell table:style-name="Tabella1.A2" office:value-type="string">
            <text:p text:style-name="P1">Posizione Y</text:p>
          </table:table-cell>
          <table:table-cell table:style-name="Tabella1.B2" office:value-type="string">
            <text:p text:style-name="P1">Unsigned int (compreso tra 0 e 600)</text:p>
          </table:table-cell>
        </table:table-row>
        <table:table-row>
          <table:table-cell table:style-name="Tabella1.A2" office:value-type="string">
            <text:p text:style-name="P1">Quantità feromoni</text:p>
          </table:table-cell>
          <table:table-cell table:style-name="Tabella1.B2" office:value-type="string">
            <text:p text:style-name="P1">Array Unsigned int ‘ogni posizone array corrisponde ad un feromone’<text:span text:style-name="T1">(ogni cella ha valore tra 0 e 100 perché rappresenta la concentrazione dell’esimo feromone) ‘in un altro punto del codice’</text:span></text:p>
          </table:table-cell>
        </table:table-row>
        <table:table-row table:style-name="Tabella1.5">
          <table:table-cell table:style-name="Tabella1.A2" office:value-type="string">
            <text:p text:style-name="P3">Colore</text:p>
          </table:table-cell>
          <table:table-cell table:style-name="Tabella1.B2" office:value-type="string">
            <text:p text:style-name="P3">‘Il colore dipende dalla specie e dal ruolo’ (Array di 3 elementi di tipo unsigned char valore compreso tra 0 e 255)</text:p>
          </table:table-cell>
        </table:table-row>
        <table:table-row>
          <table:table-cell table:style-name="Tabella1.A2" office:value-type="string">
            <text:p text:style-name="P3">Ruolo</text:p>
          </table:table-cell>
          <table:table-cell table:style-name="Tabella1.B2" office:value-type="string">
            <text:p text:style-name="P3">Unsigned int(avendo stabilito un’opportuna codifica dei ruoli in numeri)</text:p>
          </table:table-cell>
        </table:table-row>
        <table:table-row>
          <table:table-cell table:style-name="Tabella1.A2" office:value-type="string">
            <text:p text:style-name="P3">Età</text:p>
          </table:table-cell>
          <table:table-cell table:style-name="Tabella1.B2" office:value-type="string">
            <text:p text:style-name="P3">Unsigned int</text:p>
          </table:table-cell>
        </table:table-row>
        <table:table-row>
          <table:table-cell table:style-name="Tabella1.A2" office:value-type="string">
            <text:p text:style-name="P3">Grandezza <text:span text:style-name="T2">lunghezza</text:span> (associata al ruolo)</text:p>
          </table:table-cell>
          <table:table-cell table:style-name="Tabella1.B2" office:value-type="string">
            <text:p text:style-name="P3">Unsigned int</text:p>
          </table:table-cell>
        </table:table-row>
        <table:table-row>
          <table:table-cell table:style-name="Tabella1.A2" office:value-type="string">
            <text:p text:style-name="P4">Grandezza larghezza</text:p>
          </table:table-cell>
          <table:table-cell table:style-name="Tabella1.B2" office:value-type="string">
            <text:p text:style-name="P3">Unsigned int</text:p>
          </table:table-cell>
        </table:table-row>
        <table:table-row>
          <table:table-cell table:style-name="Tabella1.A2" office:value-type="string">
            <text:p text:style-name="P4">Velocità modulo </text:p>
          </table:table-cell>
          <table:table-cell table:style-name="Tabella1.B2" office:value-type="string">
            <text:p text:style-name="P4">Float (&gt;=0)</text:p>
          </table:table-cell>
        </table:table-row>
        <table:table-row table:style-name="Tabella1.11">
          <table:table-cell table:style-name="Tabella1.A2" office:value-type="string">
            <text:p text:style-name="P4">Angolo velocità</text:p>
          </table:table-cell>
          <table:table-cell table:style-name="Tabella1.B2" office:value-type="string">
            <text:p text:style-name="P4">Float (compreso tra 0 e 360)</text:p>
          </table:table-cell>
        </table:table-row>
      </table:table>
      <text:p text:style-name="Standard"/>
      <text:p text:style-name="P14">COMPORTAMENTI</text:p>
      <text:p text:style-name="P7">‘di una formica generica, vale per tutte le specie e ruoli</text:p>
      <text:p text:style-name="P9">Le formiche si concetrano su riflessi scomposti, non sanno quello che fanno, non hanno una visione globale</text:p>
      <text:p text:style-name="P9">es. il percorso e composto di tanti passi piccoli non una retta dalla tana al cibo, anche per il fatto dei pixel, tipo zig zag, <text:span text:style-name="T4">fanno rotazioni un po’ a scatti</text:span>’</text:p>
      <text:p text:style-name="P8"/>
      <text:list xml:id="list2361259457337916774" text:style-name="L1">
        <text:list-item>
          <text:p text:style-name="P10">Ruota di 45 gradi (non sono ammesse tutte le angolazioni) verso sinistra </text:p>
        </text:list-item>
        <text:list-item>
          <text:p text:style-name="P16"><text:span text:style-name="T3">Ruota di 45 gradi verso destra</text:span></text:p>
        </text:list-item>
      </text:list>
      <text:list xml:id="list1222335864366425690" text:style-name="L2">
        <text:list-item>
          <text:p text:style-name="P12">Fai un passo nella direzione corrente</text:p>
        </text:list-item>
        <text:list-item>
          <text:p text:style-name="P13">Fermati</text:p>
        </text:list-item>
        <text:list-item>
          <text:p text:style-name="P13">Imosta velocità (0/1/2)</text:p>
        </text:list-item>
        <text:list-item>
          <text:p text:style-name="P15">afferrare oggetto/cibo</text:p>
        </text:list-item>
        <text:list-item>
          <text:p text:style-name="P15">rilascia</text:p>
          <text:p text:style-name="P13"/>
        </text:list-item>
      </text:list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7">METODI<text:span text:style-name="T6">( vere e proprie funzioni) hanno parametri o anche output</text:span></text:p>
          </table:table-cell>
          <table:table-cell table:style-name="Tabella2.B1" office:value-type="string">
            <text:p text:style-name="P17">DESCRIZI<text:span text:style-name="T6">ONE</text:span></text:p>
          </table:table-cell>
        </table:table-row>
        <table:table-row>
          <table:table-cell table:style-name="Tabella2.A2" office:value-type="string">
            <text:p text:style-name="P18">*Void <text:span text:style-name="T7">r</text:span>otazione(int gradi)</text:p>
          </table:table-cell>
          <table:table-cell table:style-name="Tabella2.B2" office:value-type="string">
            <text:p text:style-name="P18">Se gradi == 45 allora ruota verso sx ‘*visto che non deve impostare niente deve solo cambiare valore setter’</text:p>
          </table:table-cell>
        </table:table-row>
        <table:table-row>
          <table:table-cell table:style-name="Tabella2.A2" office:value-type="string">
            <text:p text:style-name="P18"><text:span text:style-name="T7">Void set_velocità(int velocità)</text:span></text:p>
          </table:table-cell>
          <table:table-cell table:style-name="Tabella2.B2" office:value-type="string">
            <text:p text:style-name="P19">Se velocità == 0 allora la formica sta ferma</text:p>
          </table:table-cell>
        </table:table-row>
        <table:table-row>
          <table:table-cell table:style-name="Tabella2.A2" office:value-type="string">
            <text:p text:style-name="Table_20_Contents"/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Standard"><text:soft-page-break/></text:p>
      <text:p text:style-name="P11">Bisogna tenere conto globalmente del programma (le formiche vengono create in sequenza quindi si muovono prima una e poi l’altr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0:36:28.260000000</meta:creation-date>
    <dc:date>2017-09-25T12:01:05.360000000</dc:date>
    <meta:editing-duration>PT19M45S</meta:editing-duration>
    <meta:editing-cycles>4</meta:editing-cycles>
    <meta:generator>LibreOffice/5.2.2.2$Windows_x86 LibreOffice_project/8f96e87c890bf8fa77463cd4b640a2312823f3ad</meta:generator>
    <meta:document-statistic meta:table-count="2" meta:image-count="0" meta:object-count="0" meta:page-count="2" meta:paragraph-count="42" meta:word-count="293" meta:character-count="1757" meta:non-whitespace-character-count="1494"/>
  </office:meta>
</office:document-meta>
</file>